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1" svg:font-family="FreeSerif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</style:style>
    <style:style style:name="P3" style:family="paragraph" style:parent-style-name="Preformatted_20_Text">
      <style:text-properties style:font-name="FreeSerif1" fo:font-size="10pt" fo:font-weight="normal" style:font-name-asian="FreeSerif1" style:font-size-asian="10pt" style:font-weight-asian="normal" style:font-size-complex="10pt" style:font-weight-complex="normal"/>
    </style:style>
    <style:style style:name="P4" style:family="paragraph" style:parent-style-name="Preformatted_20_Text">
      <style:paragraph-properties fo:margin-left="0.9cm" fo:margin-right="0cm" fo:margin-top="0cm" fo:margin-bottom="0cm" style:contextual-spacing="false" fo:text-align="start" style:justify-single-word="false" fo:text-indent="0cm" style:auto-text-indent="false"/>
      <style:text-properties officeooo:paragraph-rsid="001be45a"/>
    </style:style>
    <style:style style:name="P5" style:family="paragraph" style:parent-style-name="Text_20_body">
      <style:paragraph-properties fo:margin-left="0.9cm" fo:margin-right="0cm" fo:margin-top="0cm" fo:margin-bottom="0cm" style:contextual-spacing="false" fo:text-align="start" style:justify-single-word="false" fo:text-indent="0cm" style:auto-text-indent="false"/>
      <style:text-properties officeooo:paragraph-rsid="001be45a"/>
    </style:style>
    <style:style style:name="P6" style:family="paragraph" style:parent-style-name="Text_20_body">
      <style:paragraph-properties fo:margin-left="0.9cm" fo:margin-right="0cm" fo:margin-top="0cm" fo:margin-bottom="0cm" style:contextual-spacing="false" fo:text-align="start" style:justify-single-word="false" fo:text-indent="0cm" style:auto-text-indent="false"/>
      <style:text-properties style:font-name="FreeSerif1" fo:font-size="10pt" officeooo:paragraph-rsid="001be45a" style:font-name-asian="FreeSerif1" style:font-size-asian="10pt" style:font-size-complex="10pt"/>
    </style:style>
    <style:style style:name="P7" style:family="paragraph" style:parent-style-name="Preformatted_20_Text">
      <style:paragraph-properties fo:margin-top="0cm" fo:margin-bottom="0.499cm" style:contextual-spacing="false"/>
      <style:text-properties style:font-name="FreeSerif1" fo:font-size="10pt" fo:font-weight="normal" style:font-name-asian="FreeSerif1" style:font-size-asian="10pt" style:font-weight-asian="normal" style:font-size-complex="10pt" style:font-weight-complex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be45a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be45a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ee311"/>
    </style:style>
    <style:style style:name="P11" style:family="paragraph" style:parent-style-name="Preformatted_20_Text">
      <style:paragraph-properties fo:text-align="start" style:justify-single-word="false"/>
      <style:text-properties style:font-name="FreeSerif" style:font-name-asian="FreeSerif"/>
    </style:style>
    <style:style style:name="P12" style:family="paragraph" style:parent-style-name="Preformatted_20_Text" style:master-page-name="">
      <style:paragraph-properties fo:margin-left="0.9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FreeSerif" style:font-name-asian="FreeSerif"/>
    </style:style>
    <style:style style:name="P13" style:family="paragraph" style:parent-style-name="Preformatted_20_Text">
      <style:paragraph-properties fo:margin-left="0.9cm" fo:margin-right="0cm" fo:margin-top="0cm" fo:margin-bottom="0cm" style:contextual-spacing="false" fo:text-align="start" style:justify-single-word="false" fo:text-indent="0cm" style:auto-text-indent="false"/>
      <style:text-properties style:font-name="FreeSerif" style:font-name-asian="FreeSerif"/>
    </style:style>
    <style:style style:name="T1" style:family="text">
      <style:text-properties style:font-name="FreeSerif1" style:font-name-asian="FreeSerif1"/>
    </style:style>
    <style:style style:name="T2" style:family="text">
      <style:text-properties style:font-name="FreeSerif1" fo:font-size="10pt" style:font-name-asian="FreeSerif1" style:font-size-asian="10pt" style:font-size-complex="10pt"/>
    </style:style>
    <style:style style:name="T3" style:family="text">
      <style:text-properties style:font-name="FreeSerif1" fo:font-size="10pt" fo:font-weight="normal" style:font-name-asian="FreeSerif1" style:font-size-asian="10pt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c5000b" style:font-name="FreeSerif1" fo:font-weight="bold" style:font-name-asian="FreeSerif1" style:font-weight-asian="bold" style:font-weight-complex="bold"/>
    </style:style>
    <style:style style:name="T6" style:family="text">
      <style:text-properties fo:color="#c5000b" style:font-name="FreeSerif1" fo:font-size="10pt" style:font-name-asian="FreeSerif1" style:font-size-asian="10pt" style:font-size-complex="10pt"/>
    </style:style>
    <style:style style:name="T7" style:family="text">
      <style:text-properties style:font-name="FreeSerif" style:font-name-asian="FreeSerif"/>
    </style:style>
    <style:style style:name="T8" style:family="text">
      <style:text-properties style:font-name="FreeSerif" fo:font-size="10pt" style:font-name-asian="FreeSerif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MA</text:p>
      <text:p text:style-name="P1"/>
      <text:p text:style-name="P11">Chromebook启用了写保护,维修中心很难运行自己的诊断和修复程序,因为没有被谷歌签名,也可能无法访问网络,这就要求谷歌提供一些工具:</text:p>
      <text:p text:style-name="P11">1.要由谷歌签名,维修员可以进入开发者模式,通过U盘和调用recovery mode来启动设备</text:p>
      <text:p text:style-name="P11">2.可以运行合作伙伴的自定义检测程序</text:p>
      <text:p text:style-name="P11">RMA就是用来满足这种要求的,它由factory install shim,factory test image,release image(FSI)组合而成,可以不通过网络来安装任何东西</text:p>
      <text:p text:style-name="P11"/>
      <text:p text:style-name="P11">制作RMA shim image </text:p>
      <text:p text:style-name="P11">在factory中修改一些配置</text:p>
      <text:p text:style-name="P12">1.降低test(runin and fatp)时间,例如减少cycles,把stress test时间调低</text:p>
      <text:p text:style-name="P13">2.确保维修中心的主板通过SMT,写入了注册码</text:p>
      <text:p text:style-name="P13">3.不要修改GRT</text:p>
      <text:p text:style-name="P4"><text:span text:style-name="T7">4.开启FW写保护:</text:span><text:span text:style-name="Source_20_Text"><text:span text:style-name="T7">grt_write_protect = True </text:span></text:span></text:p>
      <text:p text:style-name="P4"><text:span text:style-name="Source_20_Text"><text:span text:style-name="T7">5.</text:span></text:span><text:span text:style-name="T7">Enable options that apply only in a real factory environment:</text:span></text:p>
      <text:p text:style-name="P4"><text:span text:style-name="T7"><text:s text:c="5"/></text:span><text:span text:style-name="Source_20_Text"><text:span text:style-name="T7"><text:s/>factory_environment = False <text:s text:c="6"/>(在</text:span></text:span><text:span text:style-name="T7">/usr/local/factory/py/test/test_lists/main.py)</text:span></text:p>
      <text:p text:style-name="P4"><text:span text:style-name="T7">6.</text:span><text:span text:style-name="T8">如果没有shopfloor,修改/usr/local/factory/py/test/test_lists/main.py:</text:span><text:span text:style-name="Source_20_Text"><text:span text:style-name="T8">enable_shopfloor = False</text:span></text:span></text:p>
      <text:p text:style-name="P6"><text:span text:style-name="T7"><text:s text:c="3"/>Set device info from shopfloor or let operator select/input:</text:span><text:span text:style-name="Source_20_Text"><text:span text:style-name="T7">run_in_set_device_info_from_shopfloor = False </text:span></text:span></text:p>
      <text:p text:style-name="P5"><text:span text:style-name="Source_20_Text"><text:span text:style-name="T8">7.测试程序在</text:span></text:span><text:span text:style-name="Source_20_Text"><text:span text:style-name="T7">~/trunk/src/platform/factory/py/test/test_lists/,作适当修改</text:span></text:span></text:p>
      <text:p text:style-name="P9"><text:span text:style-name="Source_20_Text"><text:span text:style-name="T1">在chroot中制作shim</text:span></text:span></text:p>
      <text:p text:style-name="P8"><text:span text:style-name="T3"><text:s/></text:span><text:span text:style-name="Strong_20_Emphasis"><text:span text:style-name="T3">cd ~/trunk/src/scripts</text:span></text:span></text:p>
      <text:p text:style-name="P8"><text:span text:style-name="Strong_20_Emphasis"><text:span text:style-name="T3"><text:s/>./make_factory_package.sh \</text:span></text:span></text:p>
      <text:p text:style-name="P3"/>
      <text:p text:style-name="Preformatted_20_Text"><text:span text:style-name="T3"><text:s text:c="4"/></text:span><text:span text:style-name="Strong_20_Emphasis"><text:span text:style-name="T3">--usbimg OUTPUT_FILE_NAME_OF_YOUR_IMAGE</text:span></text:span><text:span text:style-name="T3"> \</text:span></text:p>
      <text:p text:style-name="P3"/>
      <text:p text:style-name="Preformatted_20_Text"><text:span text:style-name="T3"><text:s text:c="4"/></text:span><text:span text:style-name="Strong_20_Emphasis"><text:span text:style-name="T3">--install <text:s text:c="2"/>PATH_TO/factory_install/chromeos_0.XX.YY.ZZ_$board_factory_$channel_*.bin</text:span></text:span><text:span text:style-name="T3"> \</text:span></text:p>
      <text:p text:style-name="P3"/>
      <text:p text:style-name="P3"><text:s text:c="4"/>--factory PATH_TO/factory_test/chromiumos_factory_image.bin \</text:p>
      <text:p text:style-name="P3"/>
      <text:p text:style-name="P3"><text:s text:c="4"/>--release <text:s text:c="2"/>PATH_TO/release/chromeos_0.XX.YY.ZZ_$board_$channel_*.bin \</text:p>
      <text:p text:style-name="P3"/>
      <text:p text:style-name="P3"><text:s text:c="4"/>--firmware PATH_TO/firmware/chromeos-firmwareupdate \</text:p>
      <text:p text:style-name="P3"/>
      <text:p text:style-name="P7"><text:s text:c="4"/>--hwid PATH_TO/hwid/updater_$board_$config.sh</text:p>
      <text:p text:style-name="P10"><text:span text:style-name="Source_20_Text"><text:span text:style-name="T1">[--install指定factory install shim –usbimg为输出文件的名字</text:span></text:span></text:p>
      <text:p text:style-name="P10"><text:span text:style-name="T4">An RMA shim requires factory install shim version &gt;= 0.15.XXX.XXX. The </text:span><text:span text:style-name="Source_20_Text"><text:span text:style-name="T4">chroot</text:span></text:span><text:span text:style-name="T4"> environment must also be using ToT or &gt;= R15 branch.</text:span><text:span text:style-name="Source_20_Text"><text:span text:style-name="T1">]</text:span></text:span><text:span text:style-name="Source_20_Text"><text:span text:style-name="T5">?????</text:span></text:span></text:p>
      <text:p text:style-name="P9"><text:span text:style-name="Source_20_Text"><text:span text:style-name="T1"/></text:span></text:p>
      <text:p text:style-name="Text_20_body"><text:span text:style-name="Source_20_Text"><text:span text:style-name="T2"><text:s text:c="10"/></text:span></text:span></text:p>
      <text:p text:style-name="P8"><text:span text:style-name="Source_20_Text"><text:span text:style-name="T1">使用RMA </text:span></text:span></text:p>
      <text:p text:style-name="P8"><text:span text:style-name="Source_20_Text"><text:span text:style-name="T1">1.把RMA镜像拷到U盘</text:span></text:span></text:p>
      <text:p text:style-name="P8"><text:span text:style-name="Source_20_Text"><text:span text:style-name="T1">2.插入U盘,打开开发者模式,重启到recovery mode,此时界面是text mode,自动安装,拷完即可移除U盘</text:span></text:span></text:p>
      <text:p text:style-name="P8"><text:span text:style-name="Source_20_Text"><text:span text:style-name="T1">3.自动进入factory test界面</text:span></text:span></text:p>
      <text:p text:style-name="P8"><text:span text:style-name="Source_20_Text"><text:span text:style-name="T1">4.跑完test,自动擦除test image ,激活release image</text:span></text:span></text:p>
      <text:p text:style-name="P2"><text:span text:style-name="Source_20_Text"><text:span text:style-name="T1"><text:s/></text:span></text:span></text:p>
      <text:p text:style-name="P2"/>
      <text:p text:style-name="P2"><text:span text:style-name="Source_20_Text"><text:span text:style-name="T2">制作universal RMA</text:span></text:span></text:p>
      <text:p text:style-name="P2"><text:span text:style-name="Source_20_Text"><text:span text:style-name="T2">方法类似,</text:span></text:span><text:span text:style-name="T2">merge_factory_usbimg.sh在factory分支没找到</text:span><text:span text:style-name="T6">????</text:span></text:p>
      <text:p text:style-name="P2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1" svg:font-family="FreeSerif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15:44:37.268039980</dc:date>
    <meta:generator>LibreOffice/4.2.8.2$Linux_X86_64 LibreOffice_project/420m0$Build-2</meta:generator>
    <meta:editing-duration>PT18M30S</meta:editing-duration>
    <meta:editing-cycles>6</meta:editing-cycles>
    <meta:document-statistic meta:table-count="0" meta:image-count="0" meta:object-count="0" meta:page-count="1" meta:paragraph-count="36" meta:word-count="436" meta:character-count="1633" meta:non-whitespace-character-count="1492"/>
  </office:meta>
</office:document-meta>
</file>